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C00000059E6291E3FB5DFDE09.tif" manifest:media-type="image/tiff"/>
  <manifest:file-entry manifest:full-path="Pictures/100000000000020E000000783F77CD6952BF9561.tif" manifest:media-type="image/tiff"/>
  <manifest:file-entry manifest:full-path="Pictures/10000000000000F300000036CB7C3B48F8DE336D.tif" manifest:media-type="image/tiff"/>
  <manifest:file-entry manifest:full-path="styles.xml" manifest:media-type="text/xml"/>
  <manifest:file-entry manifest:full-path="Dialogs/dialog-lc.xml" manifest:media-type="text/xml"/>
  <manifest:file-entry manifest:full-path="Dialogs/Standard/dialog-lb.xml" manifest:media-type="text/xml"/>
  <manifest:file-entry manifest:full-path="Dialogs/Project/dialog-lb.xml" manifest:media-type="text/xml"/>
  <manifest:file-entry manifest:full-path="Dialogs/Project/F_absender.xml" manifest:media-type="text/xml"/>
  <manifest:file-entry manifest:full-path="Basic/script-lc.xml" manifest:media-type="text/xml"/>
  <manifest:file-entry manifest:full-path="Basic/Standard/script-lb.xml" manifest:media-type="text/xml"/>
  <manifest:file-entry manifest:full-path="Basic/Project/script-lb.xml" manifest:media-type="text/xml"/>
  <manifest:file-entry manifest:full-path="Basic/Project/ThisDocument.xml" manifest:media-type="text/xml"/>
  <manifest:file-entry manifest:full-path="Basic/Project/F_absender.xml" manifest:media-type="text/xml"/>
  <manifest:file-entry manifest:full-path="Basic/Project/mod_benutzerdaten.xml" manifest:media-type="text/xml"/>
  <manifest:file-entry manifest:full-path="Basic/Project/AutoNew.xml" manifest:media-type="text/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mbria" svg:font-family="Cambria"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master-page-name="First_20_Page">
      <style:table-properties style:width="6.2201in" fo:margin-left="0in" fo:margin-top="0in" fo:margin-bottom="0in" style:page-number="auto" table:align="left" style:writing-mode="lr-tb"/>
    </style:style>
    <style:style style:name="Table1.A" style:family="table-column">
      <style:table-column-properties style:column-width="3.1097in"/>
    </style:style>
    <style:style style:name="Table1.B" style:family="table-column">
      <style:table-column-properties style:column-width="3.1104in"/>
    </style:style>
    <style:style style:name="Table1.1" style:family="table-row">
      <style:table-row-properties style:row-height="1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row-height="0.5in" fo:keep-together="auto"/>
    </style:style>
    <style:style style:name="Table1.3" style:family="table-row">
      <style:table-row-properties style:row-height="0.1667in" fo:keep-together="auto"/>
    </style:style>
    <style:style style:name="Table1.4" style:family="table-row">
      <style:table-row-properties style:row-height="0.3333in" fo:keep-together="auto"/>
    </style:style>
    <style:style style:name="Table1.5" style:family="table-row">
      <style:table-row-properties fo:keep-together="auto"/>
    </style:style>
    <style:style style:name="P1" style:family="paragraph" style:parent-style-name="Subject">
      <style:text-properties officeooo:paragraph-rsid="000fc2e5"/>
    </style:style>
    <style:style style:name="P2" style:family="paragraph" style:parent-style-name="Standard">
      <style:text-properties fo:language="en" fo:country="US"/>
    </style:style>
    <style:style style:name="P3" style:family="paragraph" style:parent-style-name="Standard">
      <style:text-properties fo:language="en" fo:country="US" officeooo:rsid="000fc2e5" officeooo:paragraph-rsid="000fc2e5"/>
    </style:style>
    <style:style style:name="P4" style:family="paragraph" style:parent-style-name="Standard">
      <style:text-properties fo:language="en" fo:country="US" officeooo:paragraph-rsid="000fc2e5"/>
    </style:style>
    <style:style style:name="P5" style:family="paragraph" style:parent-style-name="Standard">
      <style:text-properties fo:language="en" fo:country="US" officeooo:rsid="00133062" officeooo:paragraph-rsid="00133062"/>
    </style:style>
    <style:style style:name="P6" style:family="paragraph" style:parent-style-name="Standard">
      <style:text-properties fo:language="en" fo:country="US" fo:font-weight="bold" style:font-weight-asian="bold"/>
    </style:style>
    <style:style style:name="P7" style:family="paragraph" style:parent-style-name="Standard">
      <style:text-properties fo:language="en" fo:country="US" officeooo:rsid="00147c36" officeooo:paragraph-rsid="00147c36"/>
    </style:style>
    <style:style style:name="P8" style:family="paragraph" style:parent-style-name="Standard">
      <style:text-properties fo:language="en" fo:country="US" officeooo:paragraph-rsid="00154709"/>
    </style:style>
    <style:style style:name="P9" style:family="paragraph" style:parent-style-name="Standard">
      <style:text-properties fo:language="en" fo:country="US" officeooo:rsid="0016018f" officeooo:paragraph-rsid="0016018f"/>
    </style:style>
    <style:style style:name="P10" style:family="paragraph" style:parent-style-name="Header">
      <style:text-properties fo:language="en" fo:country="US"/>
    </style:style>
    <style:style style:name="P11" style:family="paragraph" style:parent-style-name="Footer">
      <style:text-properties fo:language="en" fo:country="US"/>
    </style:style>
    <style:style style:name="P12" style:family="paragraph" style:parent-style-name="Address">
      <style:text-properties fo:language="en" fo:country="US"/>
    </style:style>
    <style:style style:name="P13" style:family="paragraph" style:parent-style-name="Address">
      <style:text-properties fo:language="en" fo:country="US" officeooo:rsid="000fc2e5" officeooo:paragraph-rsid="000fc2e5"/>
    </style:style>
    <style:style style:name="P14" style:family="paragraph" style:parent-style-name="Address">
      <style:text-properties fo:language="en" fo:country="US" officeooo:paragraph-rsid="000fc2e5"/>
    </style:style>
    <style:style style:name="P15" style:family="paragraph" style:parent-style-name="Sender_20_Information">
      <style:text-properties fo:language="en" fo:country="US"/>
    </style:style>
    <style:style style:name="P16" style:family="paragraph" style:parent-style-name="Footnote">
      <style:text-properties officeooo:rsid="00154709" officeooo:paragraph-rsid="00154709"/>
    </style:style>
    <style:style style:name="T1" style:family="text">
      <style:text-properties fo:font-size="9pt" style:font-size-asian="9pt" style:font-size-complex="9pt"/>
    </style:style>
    <style:style style:name="T2" style:family="text">
      <style:text-properties officeooo:rsid="000fc2e5"/>
    </style:style>
    <style:style style:name="T3" style:family="text">
      <style:text-properties officeooo:rsid="00133062"/>
    </style:style>
    <style:style style:name="T4" style:family="text">
      <style:text-properties fo:language="en" fo:country="US"/>
    </style:style>
    <style:style style:name="T5" style:family="text">
      <style:text-properties fo:language="en" fo:country="US" officeooo:rsid="000fc2e5"/>
    </style:style>
    <style:style style:name="T6" style:family="text">
      <style:text-properties officeooo:rsid="00147c36"/>
    </style:style>
    <style:style style:name="T7" style:family="text">
      <style:text-properties officeooo:rsid="00154709"/>
    </style:style>
    <style:style style:name="T8" style:family="text">
      <style:text-properties officeooo:rsid="0016018f"/>
    </style:style>
    <style:style style:name="fr1" style:family="graphic" style:parent-style-name="Graphics">
      <style:graphic-properties fo:margin-left="0.1252in" fo:margin-right="0.1311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0047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8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3"><text:bookmark text:name="_GoBack"/><text:bookmark-start text:name="start1"/><field:fieldmark-start text:name="__Fieldmark__49_4104387629" field:type="vnd.oasis.opendocument.field.FORMTEXT"/>U. V. Catalyurek</text:p>
            <text:p text:style-name="P14"><text:span text:style-name="T2">Editor-in-Chief, Parallel Computing</text:span><field:fieldmark-end/><text:bookmark-end text:name="start1"/></text:p>
          </table:table-cell>
          <table:table-cell table:style-name="Table1.A1" office:value-type="string">
            <text:p text:style-name="P12"/>
          </table:table-cell>
        </table:table-row>
        <table:table-row table:style-name="Table1.2">
          <table:table-cell table:style-name="Table1.A1" table:number-columns-spanned="2" office:value-type="string">
            <text:p text:style-name="P2"/>
          </table:table-cell>
          <table:covered-table-cell/>
        </table:table-row>
        <table:table-row table:style-name="Table1.3">
          <table:table-cell table:style-name="Table1.A1" table:number-columns-spanned="2" office:value-type="string">
            <text:p text:style-name="P2">Lugano, <text:bookmark-start text:name="datum1"/><field:fieldmark-start text:name="__Fieldmark__66_4104387629" field:type="vnd.oasis.opendocument.field.FORMTEXT"/>    <text:span text:style-name="T3">30</text:span> <field:fieldmark-end/><text:bookmark-end text:name="datum1"/> / <text:bookmark-start text:name="initialen1"/><field:fieldmark-start text:name="__Fieldmark__74_4104387629" field:type="vnd.oasis.opendocument.field.FORMTEXT"/><text:span text:style-name="T2">april 2019</text:span><field:fieldmark-end/><text:bookmark-end text:name="initialen1"/></text:p>
          </table:table-cell>
          <table:covered-table-cell/>
        </table:table-row>
        <table:table-row table:style-name="Table1.4">
          <table:table-cell table:style-name="Table1.A1" table:number-columns-spanned="2" office:value-type="string">
            <text:p text:style-name="P2"/>
          </table:table-cell>
          <table:covered-table-cell/>
        </table:table-row>
        <table:table-row table:style-name="Table1.5">
          <table:table-cell table:style-name="Table1.A1" table:number-columns-spanned="2" office:value-type="string">
            <text:p text:style-name="P1"><field:fieldmark-start text:name="__Fieldmark__93_4104387629" field:type="vnd.oasis.opendocument.field.FORMTEXT"/><text:span text:style-name="Strong_20_Emphasis"><text:span text:style-name="T4">VSI: SC18 </text:span></text:span><text:span text:style-name="T5">E</text:span><text:span text:style-name="T4">xtended version of </text:span><text:span text:style-name="T5">a</text:span><text:span text:style-name="T4"> S</text:span><text:span text:style-name="T5">upercomputing </text:span><text:span text:style-name="T4">18 SciVis Showcase paper</text:span><field:fieldmark-end/></text:p>
          </table:table-cell>
          <table:covered-table-cell/>
        </table:table-row>
        <table:table-row table:style-name="Table1.4">
          <table:table-cell table:style-name="Table1.A1" table:number-columns-spanned="2" office:value-type="string">
            <text:p text:style-name="P2"/>
          </table:table-cell>
          <table:covered-table-cell/>
        </table:table-row>
      </table:table>
      <text:p text:style-name="P3">Dear Editor of the Parallel Computing Journal,</text:p>
      <text:p text:style-name="P4"/>
      <text:p text:style-name="P5">We have carefully discussed the comments sent to us by the three reviewers assigned to our paper. We thank each of them for their careful reading and commenting. In trying to <text:span text:style-name="T8">address</text:span> their concerns, we feel like we have <text:span text:style-name="T6">improved our paper in may ways, which we will summarize succinctly below.</text:span> </text:p>
      <text:p text:style-name="P4"/>
      <text:p text:style-name="P7">Reviewer 1 rightly felt like a motivation was missing for the lack of comparison between distributed memory parallel rendering on GPUs and on CPUs. The reason we had not presented parallel runs on the CPUs was due to two documented bugs <text:note text:id="ftn0" text:note-class="footnote"><text:note-citation>1</text:note-citation><text:note-body><text:p text:style-name="P16">OSPRAY parallel mode show process boundaries: </text:p><text:p text:style-name="P16"><text:s/><text:a xlink:type="simple" xlink:href="https://gitlab.kitware.com/paraview/paraview/issues/18228" text:style-name="Internet_20_link" text:visited-style-name="Visited_20_Internet_20_Link">https://gitlab.kitware.com/paraview/paraview/issues/18228</text:a></text:p><text:p text:style-name="P16"/><text:p text:style-name="P16"/></text:note-body></text:note><text:note text:id="ftn1" text:note-class="footnote"><text:note-citation>2</text:note-citation><text:note-body><text:p text:style-name="P16">OSPRay image downsampling issue in client-server interaction</text:p><text:p text:style-name="P16"><text:a xlink:type="simple" xlink:href="https://gitlab.kitware.com/paraview/paraview/issues/18227" text:style-name="Internet_20_link" text:visited-style-name="Visited_20_Internet_20_Link">https://gitlab.kitware.com/paraview/paraview/issues/18227</text:a></text:p><text:p text:style-name="P16"/></text:note-body></text:note>. <text:span text:style-name="T7">The first issue is the most severe. We managed to find a compromise, switching to an alternate viewer module based also on OSPRay (this functionality should not be confused with the OSPRay-based volume renderer mapper itself). Switching viewers, process boundary artifacts are much less visible given the very high resolution grid we deal with. We felt like these artifacts would have very minimal impact on performance , such that we could indeed include them in a remodeled section 4. Section 4 now includes a complete comparison of all three methods, running on a parallel set of nodes, with the full resolution data. We took Reviewer 3’s suggestion to present the results in graph which allows much easier side-by-side comparisons of the startup times and average rendering times.</text:span></text:p>
      <text:p text:style-name="P8"/>
      <text:p text:style-name="P9">We also acknowledged and corrected the majority of issues highlighted by Reviewer 3. ...add more details...</text:p>
      <text:p text:style-name="P2"/>
      <text:p text:style-name="P6">CSCS</text:p>
      <text:p text:style-name="P2">Centro Svizzero di Calcolo Scientifico</text:p>
      <text:p text:style-name="P2"><text:soft-page-break/>Swiss National Supercomputing Centre</text:p>
      <text:p text:style-name="P2"/>
      <text:p text:style-name="P15"><text:bookmark-start text:name="absender11"/><text:span text:style-name="T2">D</text:span><text:bookmark-end text:name="absender11"/><text:span text:style-name="T2">r. Jean M. Favre and Alexander Blass</text:span><text:bookmark-start text:name="absender21"/>   <text:bookmark-end text:name="absender21"/><text:bookmark text:name="funktion11"/><text:tab/><text:bookmark-start text:name="funktion21"/><field:fieldmark-start text:name="__Fieldmark__146_4104387629" field:type="vnd.oasis.opendocument.field.FORMTEXT"/><field:fieldmark-end/><text:bookmark-end text:name="funktion21"/></text:p>
      <text:p text:style-name="P2"><text:bookmark text:name="beilagen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mbria" svg:font-family="Cambria"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Cambria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mbria" fo:font-size="11pt" fo:language="en" fo:country="US" style:letter-kerning="false" style:font-name-asian="Cambria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1665in"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line-height="100%" fo:text-align="start" style:justify-single-word="false"/>
    </style:style>
    <style:style style:name="Footer" style:family="paragraph" style:parent-style-name="Standard" style:default-outline-level="" style:class="extra">
      <style:paragraph-properties fo:text-align="end" style:justify-single-word="false"/>
      <style:text-properties fo:font-size="7pt" style:font-size-asian="7pt"/>
    </style:style>
    <style:style style:name="Address" style:family="paragraph" style:parent-style-name="Standard" style:default-outline-level="">
      <style:paragraph-properties fo:text-align="start" style:justify-single-word="false"/>
    </style:style>
    <style:style style:name="Subject" style:family="paragraph" style:parent-style-name="Standard" style:default-outline-level="">
      <style:paragraph-properties fo:text-align="start" style:justify-single-word="false"/>
      <style:text-properties fo:font-weight="bold" style:font-weight-asian="bold"/>
    </style:style>
    <style:style style:name="List_20__28_dashes_29_" style:display-name="List (dashes)" style:family="paragraph" style:parent-style-name="Standard" style:default-outline-level="">
      <style:paragraph-properties fo:text-align="start" style:justify-single-word="false"/>
    </style:style>
    <style:style style:name="Sender_20_Information" style:display-name="Sender Information" style:family="paragraph" style:parent-style-name="Standard" style:default-outline-level="">
      <style:paragraph-properties>
        <style:tab-stops>
          <style:tab-stop style:position="3.5437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text-properties fo:font-size="7pt" style:font-size-asian="7pt"/>
    </style:style>
    <style:style style:name="ListLabel_20_1" style:display-name="ListLabel 1" style:family="text">
      <style:text-properties fo:color="#000000" style:font-name-complex="Times New Roman" style:font-family-complex="'Times New Roman'" style:font-family-generic-complex="system" style:font-pitch-complex="variable"/>
    </style:style>
    <style:style style:name="ListLabel_20_2" style:display-name="ListLabel 2" style:family="text">
      <style:text-properties fo:color="#000000" style:font-name-complex="Times New Roman" style:font-family-complex="'Times New Roman'" style:font-family-generic-complex="system" style:font-pitch-complex="variable"/>
    </style:style>
    <style:style style:name="ListLabel_20_3" style:display-name="ListLabel 3" style:family="text">
      <style:text-properties fo:color="#000000" style:font-name-complex="Times New Roman" style:font-family-complex="'Times New Roman'" style:font-family-generic-complex="system" style:font-pitch-complex="variable"/>
    </style:style>
    <style:style style:name="ListLabel_20_4" style:display-name="ListLabel 4" style:family="text">
      <style:text-properties fo:color="#000000" style:font-name-complex="Times New Roman" style:font-family-complex="'Times New Roman'" style:font-family-generic-complex="system" style:font-pitch-complex="variable"/>
    </style:style>
    <style:style style:name="ListLabel_20_5" style:display-name="ListLabel 5" style:family="text">
      <style:text-properties fo:color="#000000" style:font-name-complex="Times New Roman" style:font-family-complex="'Times New Roman'" style:font-family-generic-complex="system" style:font-pitch-complex="variable"/>
    </style:style>
    <style:style style:name="ListLabel_20_6" style:display-name="ListLabel 6" style:family="text">
      <style:text-properties fo:color="#000000" style:font-name-complex="Times New Roman" style:font-family-complex="'Times New Roman'" style:font-family-generic-complex="system" style:font-pitch-complex="variable"/>
    </style:style>
    <style:style style:name="ListLabel_20_7" style:display-name="ListLabel 7" style:family="text">
      <style:text-properties fo:color="#000000" style:font-name-complex="Times New Roman" style:font-family-complex="'Times New Roman'" style:font-family-generic-complex="system" style:font-pitch-complex="variable"/>
    </style:style>
    <style:style style:name="ListLabel_20_8" style:display-name="ListLabel 8" style:family="text">
      <style:text-properties fo:color="#000000" style:font-name-complex="Times New Roman" style:font-family-complex="'Times New Roman'" style:font-family-generic-complex="system" style:font-pitch-complex="variable"/>
    </style:style>
    <style:style style:name="ListLabel_20_9" style:display-name="ListLabel 9" style:family="text">
      <style:text-properties fo:color="#000000" style:font-name-complex="Times New Roman" style:font-family-complex="'Times New Roman'"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Dash" style:display-name="List Dash">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0984in" fo:margin-left="0.0984in"/>
        </style:list-level-properties>
        <style:text-properties fo:font-family="'Times New Roman'"/>
      </text:list-level-style-bullet>
      <text:list-level-style-bullet text:level="2" text:style-name="ListLabel_20_2" style:num-suffix="-" text:bullet-char="-">
        <style:list-level-properties text:list-level-position-and-space-mode="label-alignment">
          <style:list-level-label-alignment text:label-followed-by="listtab" fo:text-indent="-0.0984in" fo:margin-left="0.1972in"/>
        </style:list-level-properties>
        <style:text-properties fo:font-family="'Times New Roman'"/>
      </text:list-level-style-bullet>
      <text:list-level-style-bullet text:level="3" text:style-name="ListLabel_20_3" style:num-suffix="-" text:bullet-char="-">
        <style:list-level-properties text:list-level-position-and-space-mode="label-alignment">
          <style:list-level-label-alignment text:label-followed-by="listtab" fo:text-indent="-0.0984in" fo:margin-left="0.2957in"/>
        </style:list-level-properties>
        <style:text-properties fo:font-family="'Times New Roman'"/>
      </text:list-level-style-bullet>
      <text:list-level-style-bullet text:level="4" text:style-name="ListLabel_20_4" style:num-suffix="-" text:bullet-char="-">
        <style:list-level-properties text:list-level-position-and-space-mode="label-alignment">
          <style:list-level-label-alignment text:label-followed-by="listtab" fo:text-indent="-0.0984in" fo:margin-left="0.3945in"/>
        </style:list-level-properties>
        <style:text-properties fo:font-family="'Times New Roman'"/>
      </text:list-level-style-bullet>
      <text:list-level-style-bullet text:level="5" text:style-name="ListLabel_20_5" style:num-suffix="-" text:bullet-char="-">
        <style:list-level-properties text:list-level-position-and-space-mode="label-alignment">
          <style:list-level-label-alignment text:label-followed-by="listtab" fo:text-indent="-0.0984in" fo:margin-left="0.4929in"/>
        </style:list-level-properties>
        <style:text-properties fo:font-family="'Times New Roman'"/>
      </text:list-level-style-bullet>
      <text:list-level-style-bullet text:level="6" text:style-name="ListLabel_20_6" style:num-suffix="-" text:bullet-char="-">
        <style:list-level-properties text:list-level-position-and-space-mode="label-alignment">
          <style:list-level-label-alignment text:label-followed-by="listtab" fo:text-indent="-0.0984in" fo:margin-left="0.5917in"/>
        </style:list-level-properties>
        <style:text-properties fo:font-family="'Times New Roman'"/>
      </text:list-level-style-bullet>
      <text:list-level-style-bullet text:level="7" text:style-name="ListLabel_20_7" style:num-suffix="-" text:bullet-char="-">
        <style:list-level-properties text:list-level-position-and-space-mode="label-alignment">
          <style:list-level-label-alignment text:label-followed-by="listtab" fo:text-indent="-0.0984in" fo:margin-left="0.6902in"/>
        </style:list-level-properties>
        <style:text-properties fo:font-family="'Times New Roman'"/>
      </text:list-level-style-bullet>
      <text:list-level-style-bullet text:level="8" text:style-name="ListLabel_20_8" style:num-suffix="-" text:bullet-char="-">
        <style:list-level-properties text:list-level-position-and-space-mode="label-alignment">
          <style:list-level-label-alignment text:label-followed-by="listtab" fo:text-indent="-0.0984in" fo:margin-left="0.789in"/>
        </style:list-level-properties>
        <style:text-properties fo:font-family="'Times New Roman'"/>
      </text:list-level-style-bullet>
      <text:list-level-style-bullet text:level="9" text:style-name="ListLabel_20_9" style:num-suffix="-" text:bullet-char="-">
        <style:list-level-properties text:list-level-position-and-space-mode="label-alignment">
          <style:list-level-label-alignment text:label-followed-by="listtab" fo:text-indent="-0.0984in" fo:margin-left="0.8874in"/>
        </style:list-level-properties>
        <style:text-properties fo:font-family="'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T1" style:family="text">
      <style:text-properties fo:font-size="9pt" style:font-size-asian="9pt" style:font-size-complex="9pt"/>
    </style:style>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in" fo:margin-bottom="0.0047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fo:margin-left="0.1252in" fo:margin-right="0.128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862in" fo:margin-bottom="0.2799in" fo:margin-left="1.0827in" fo:margin-right="0.9646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6138in" fo:margin-left="0in" fo:margin-right="0in" fo:margin-bottom="1.5744in" style:dynamic-spacing="true"/>
      </style:header-style>
      <style:footer-style>
        <style:header-footer-properties fo:min-height="0.8618in" fo:margin-left="0in" fo:margin-right="0in" fo:margin-top="0.822in" style:dynamic-spacing="true"/>
      </style:footer-style>
    </style:page-layout>
  </office:automatic-styles>
  <office:master-styles>
    <style:master-page style:name="Standard" style:page-layout-name="Mpm1">
      <style:header>
        <text:p text:style-name="MP1"><draw:frame draw:style-name="Mfr1" draw:name="logo_rgb_2" text:anchor-type="char" svg:x="0.2756in" svg:y="0.3465in" svg:width="2.3898in" svg:height="0.5453in" draw:z-index="0"><draw:image xlink:href="Pictures/100000000000020E000000783F77CD6952BF9561.tif" xlink:type="simple" xlink:show="embed" xlink:actuate="onLoad" loext:mime-type="image/tiff"/></draw:frame></text:p>
      </style:header>
      <style:footer>
        <text:p text:style-name="MP2"><field:fieldmark-start text:name="__Fieldmark__7_4104387629" field:type="STYLEREF  Subject"/><field:fieldmark-end/>Subject <text:s text:c="5"/><text:span text:style-name="MT1"><text:page-number text:select-page="current">2</text:page-number></text:span><text:span text:style-name="MT1">/</text:span><text:span text:style-name="MT1"><text:page-count>2</text:page-count></text:span></text:p>
      </style:footer>
    </style:master-page>
    <style:master-page style:name="First_20_Page" style:display-name="First Page" style:page-layout-name="Mpm1" style:next-style-name="Standard">
      <style:header>
        <text:p text:style-name="MP1"><draw:frame draw:style-name="Mfr2" draw:name="logo_eth" text:anchor-type="char" svg:x="6.2409in" svg:y="0.3465in" svg:width="1.1043in" svg:height="0.2453in" draw:z-index="3"><draw:image xlink:href="Pictures/10000000000000F300000036CB7C3B48F8DE336D.tif" xlink:type="simple" xlink:show="embed" xlink:actuate="onLoad" loext:mime-type="image/tiff"/></draw:frame><draw:frame draw:style-name="Mfr3" draw:name="adr_rgb_1" text:anchor-type="char" svg:x="1.0437in" svg:y="11.0173in" svg:width="2.0181in" svg:height="0.4043in" draw:z-index="2"><draw:image xlink:href="Pictures/10000000000001BC00000059E6291E3FB5DFDE09.tif" xlink:type="simple" xlink:show="embed" xlink:actuate="onLoad" loext:mime-type="image/tiff"/></draw:frame><draw:frame draw:style-name="Mfr1" draw:name="logo_rgb_1" text:anchor-type="char" svg:x="0.2756in" svg:y="0.3465in" svg:width="2.3898in" svg:height="0.5453in" draw:z-index="1"><draw:image xlink:href="Pictures/100000000000020E000000783F77CD6952BF9561.tif" xlink:type="simple" xlink:show="embed" xlink:actuate="onLoad" loext:mime-type="image/tiff"/></draw:frame></text:p>
      </style:header>
      <style:footer>
        <text:p text:style-name="MP2"><field:fieldmark-start text:name="__Fieldmark__28_4104387629" field:type="STYLEREF  Subject"/><field:fieldmark-end/>Subject <text:s text:c="5"/><text:span text:style-name="MT1"><text:page-number text:select-page="current">1</text:page-number></text:span><text:span text:style-name="MT1">/</text:span><text:span text:style-name="MT1"><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6</meta:editing-cycles>
    <meta:print-date>2012-03-08T09:08:00</meta:print-date>
    <meta:creation-date>2018-12-14T11:03:26.214597125</meta:creation-date>
    <dc:date>2019-04-11T16:24:14.250796148</dc:date>
    <meta:editing-duration>PT39M19S</meta:editing-duration>
    <meta:generator>LibreOffice/6.1.5.2$Linux_X86_64 LibreOffice_project/10$Build-2</meta:generator>
    <meta:document-statistic meta:table-count="1" meta:image-count="4" meta:object-count="0" meta:page-count="2" meta:paragraph-count="18" meta:word-count="315" meta:character-count="2008" meta:non-whitespace-character-count="1703"/>
    <meta:user-defined meta:name="AppVersion">15.0000</meta:user-defined>
    <meta:user-defined meta:name="Company">Mediavis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cscs_letter.dotm" xlink:href=""/>
  </office:meta>
</office:document-meta>
</file>

<file path=Basic/Project/AutoNew.xml><?xml version="1.0" encoding="utf-8"?>
<!DOCTYPE module  PUBLIC '-//OpenOffice.org//DTD OfficeDocument 1.0//EN'  'module.dtd'>
<script:module xmlns:script="http://openoffice.org/2000/script" script:name="AutoNew" script:language="StarBasic" script:moduleType="normal">Rem Attribute VBA_ModuleType=VBAModule
Option VBASupport 1

Sub Main()

'   -----------
'   Grundeinstellungen
'   -----------
    ActiveWindow.View.ShowBookmarks = False
    ActiveWindow.View.ShowHiddenText = True
    ActiveWindow.View.ShowObjectAnchors = True
    ' ActiveWindow.View.ShowTextBoundaries = True
    ActiveWindow.View.TableGridlines = True
    Options.PrintHiddenText = False
    
   
'   -----------
'   Formulare einblenden
'   -----------
    Call showAbsenderForm
    
'   -----------
'   Datum schreiben
'   -----------
    MonthField_d = Array("", "Januar", "Februar", "März", "April", "Mai", "Juni", "Juli", "August", "September", "Oktober", "November", "Dezember")
    MonthField_e = Array("", "January", "February", "March", "April", "May", "June", "July", "August", "September", "October", "November", "December")
    MonthField_f = Array("", "janvier", "février", "mars", "avril", "mai", "juin", "juillet", "août", "septembre", "octobre", "novembre", "décembre")
    MonthField_i = Array("", "gennaio", "febbraio", "marzo", "aprile", "maggio", "giugno", "luglio", "agosto", "settembre", "ottobre", "novembre", "dicembre")
    MonthField_s = Array("", "enero", "febrero", "marzo", "abril", "mayo", "junio", "julio", "agosto", "septiembre", "octubre", "noviembre", "diciembre")
    
    Day1 = Format(Date, "d")
    Month1 = Format(Date, "mm")
    Year1 = Format(Date, "yyyy")

    AktDatum_d = Day1 &amp; ". " &amp; MonthField_d(Month1) &amp; " " &amp; Year1
    AktDatum_e = Day1 &amp; " " &amp; MonthField_e(Month1) &amp; " " &amp; Year1
    AktDatum_f = "le " &amp; Day1 &amp; " " &amp; MonthField_f(Month1) &amp; " " &amp; Year1
    AktDatum_i = Day1 &amp; " " &amp; MonthField_i(Month1) &amp; " " &amp; Year1
    AktDatum_s = Day1 &amp; " de " &amp; MonthField_s(Month1) &amp; " de " &amp; Year1
    
    If ActiveDocument.Styles(wdStyleNormal).LanguageID = wdEnglishUK Then
        Call setBookmarkText("datum", AktDatum_e)
    ElseIf ActiveDocument.Styles(wdStyleNormal).LanguageID = wdSwissFrench Then
        Call setBookmarkText("datum", AktDatum_f)
    ElseIf ActiveDocument.Styles(wdStyleNormal).LanguageID = wdSwissGerman Then
        Call setBookmarkText("datum", AktDatum_d)
    ElseIf ActiveDocument.Styles(wdStyleNormal).LanguageID = wdSwissItalian Then
        Call setBookmarkText("datum", AktDatum_i)
    End If
    
'   ------------
'   zum Dokumentanfang gehen
'   ------------
    Call setBookmarkText("start", "")

End Sub


Sub showAbsenderForm()
 
    ' vorbereitung zum Daten einlesen
    Call initMyData(1)
 
    ' Daten einlesen
    Call readUserFile(1)
    
    ' Sprache
    If F_absender.rb_1.Value = True Then
        F_absender.tb_funktion1.Text = UserData(mvFunktion1en)
        F_absender.tb_funktion2.Text = UserData(mvFunktion2en)
    ElseIf F_absender.rb_2.Value = True Then
        F_absender.tb_funktion1.Text = UserData(mvFunktion1fr)
        F_absender.tb_funktion2.Text = UserData(mvFunktion2fr)
    ElseIf F_absender.rb_2.Value = True Then
        F_absender.tb_funktion1.Text = UserData(mvFunktion1de)
        F_absender.tb_funktion2.Text = UserData(mvFunktion2de)
    ElseIf F_absender.rb_2.Value = True Then
        F_absender.tb_funktion1.Text = UserData(mvFunktion1it)
        F_absender.tb_funktion2.Text = UserData(mvFunktion2it)
    End If
    
    TempSprache = UserData(mvSprache)
    If TempSprache = 1 Then
        F_absender.rb_1.Value = True
    ElseIf TempSprache = 2 Then
        F_absender.rb_2.Value = True
    ElseIf TempSprache = 3 Then
        F_absender.rb_3.Value = True
    ElseIf TempSprache = 4 Then
        F_absender.rb_4.Value = True
    End If
    
    ' Daten in Formular übertragen
    F_absender.tb_initialen.Text = UserData(mvInitialen)
    F_absender.tb_name1.Text = UserData(mvName1)
    F_absender.tb_name2.Text = UserData(mvName2)
    
    ' Formular einblenden
    CurrentDocumentName = ActiveDocument.Name
    F_absender.Show
    Documents(CurrentDocumentName).Activate
 
End Sub

Sub toggleMyLogos(Optional dummy)

    If ActiveDocument.Sections(1).Headers(wdHeaderFooterFirstPage).Shapes("logo_rgb_1").Visible = msoTrue Then
        ActiveDocument.Sections(1).Headers(wdHeaderFooterFirstPage).Shapes("logo_rgb_1").Visible = msoFalse
        ActiveDocument.Sections(1).Headers(wdHeaderFooterPrimary).Shapes("logo_rgb_2").Visible = msoFalse
        ActiveDocument.Sections(1).Headers(wdHeaderFooterFirstPage).Shapes("logo_eth").Visible = msoFalse
        ActiveDocument.Sections(1).Headers(wdHeaderFooterFirstPage).Shapes("adr_rgb_1").Visible = msoFalse
    Else
        ActiveDocument.Sections(1).Headers(wdHeaderFooterFirstPage).Shapes("logo_rgb_1").Visible = msoTrue
        ActiveDocument.Sections(1).Headers(wdHeaderFooterPrimary).Shapes("logo_rgb_2").Visible = msoTrue
        ActiveDocument.Sections(1).Headers(wdHeaderFooterFirstPage).Shapes("logo_eth").Visible = msoTrue
        ActiveDocument.Sections(1).Headers(wdHeaderFooterFirstPage).Shapes("adr_rgb_1").Visible = msoTrue
    End If
    
    Application.ScreenRefresh

End Sub

Sub setBookmarkText(myBookmark, myText)

    On Error Resume Next
    ActiveDocument.Bookmarks(myBookmark).Select
    If Err.Number &lt;&gt; 0 Then
        Err.Clear
        Exit Sub
    End If
    
    If myText &lt;&gt; "" Then
        Selection.Text = myText
    End If
    
    On Error GoTo 0
    
End Sub

</script:module>
</file>

<file path=Basic/Project/F_absender.xml><?xml version="1.0" encoding="utf-8"?>
<!DOCTYPE module  PUBLIC '-//OpenOffice.org//DTD OfficeDocument 1.0//EN'  'module.dtd'>
<script:module xmlns:script="http://openoffice.org/2000/script" script:name="F_absender" script:language="StarBasic" script:moduleType="form">Rem Attribute VBA_ModuleType=VBAFormModule
Option VBASupport 1

Private Sub b_cancel_Click()
    
    ' Formular ausblenden
    Unload Me

End Sub

Private Sub b_ok_Click()
    
    ' Daten in Dokument schreiben
    Call setBookmarkText("initialen", Me.tb_initialen.Text)
    Call setBookmarkText("absender1", Me.tb_name1.Text)
    Call setBookmarkText("funktion1", Me.tb_funktion1.Text)
    Call setBookmarkText("absender2", Me.tb_name2.Text)
    Call setBookmarkText("funktion2", Me.tb_funktion2.Text)
    
    TempSprache = 1
    TempBeilagen = "Beilagen"
    If Me.rb_1.Value = True Then
        TempSprache = 1
        TempBeilagen = "Attachments"
        ActiveDocument.Styles(wdStyleNormal).LanguageID = wdEnglishUK
        UserData(mvFunktion1en) = Me.tb_funktion1.Text
        UserData(mvFunktion2en) = Me.tb_funktion2.Text
        
    ElseIf Me.rb_2.Value = True Then
        TempSprache = 2
        TempBeilagen = "Pièces jointes"
        ActiveDocument.Styles(wdStyleNormal).LanguageID = wdSwissFrench
        UserData(mvFunktion1fr) = Me.tb_funktion1.Text
        UserData(mvFunktion2fr) = Me.tb_funktion2.Text
    
    ElseIf Me.rb_3.Value = True Then
        TempSprache = 3
        TempBeilagen = "Beilagen"
        ActiveDocument.Styles(wdStyleNormal).LanguageID = wdSwissGerman
        UserData(mvFunktion1de) = Me.tb_funktion1.Text
        UserData(mvFunktion2de) = Me.tb_funktion2.Text
    
    ElseIf Me.rb_4.Value = True Then
        TempSprache = 4
        TempBeilagen = "Allegati"
        ActiveDocument.Styles(wdStyleNormal).LanguageID = wdSwissItalian
        UserData(mvFunktion1it) = Me.tb_funktion1.Text
        UserData(mvFunktion2it) = Me.tb_funktion2.Text
    
    End If
    
    Call setBookmarkText("beilagen", TempBeilagen)
    
    ' Daten speichern
    UserData(mvSprache) = TempSprache
    UserData(mvInitialen) = Me.tb_initialen.Text
    UserData(mvName1) = Me.tb_name1.Text
    UserData(mvName2) = Me.tb_name2.Text
    
    Call writeUserFile(1)
    
    ' Formular ausblenden
    Unload Me

End Sub

Private Sub rb_1_Change()
    If Me.rb_1.Value = True Then
        Me.tb_funktion1.Text = UserData(mvFunktion1en)
        Me.tb_funktion2.Text = UserData(mvFunktion2en)
    Else
        UserData(mvFunktion1en) = Me.tb_funktion1.Text
        UserData(mvFunktion2en) = Me.tb_funktion2.Text
    End If
End Sub

Private Sub rb_2_Change()
    If Me.rb_2.Value = True Then
        Me.tb_funktion1.Text = UserData(mvFunktion1fr)
        Me.tb_funktion2.Text = UserData(mvFunktion2fr)
    Else
        UserData(mvFunktion1fr) = Me.tb_funktion1.Text
        UserData(mvFunktion2fr) = Me.tb_funktion2.Text
    End If
End Sub

Private Sub rb_3_Change()
    If Me.rb_3.Value = True Then
        Me.tb_funktion1.Text = UserData(mvFunktion1de)
        Me.tb_funktion2.Text = UserData(mvFunktion2de)
    Else
        UserData(mvFunktion1de) = Me.tb_funktion1.Text
        UserData(mvFunktion2de) = Me.tb_funktion2.Text
    End If
End Sub

Private Sub rb_4_Change()
    If Me.rb_4.Value = True Then
        Me.tb_funktion1.Text = UserData(mvFunktion1it)
        Me.tb_funktion2.Text = UserData(mvFunktion2it)
    Else
        UserData(mvFunktion1it) = Me.tb_funktion1.Text
        UserData(mvFunktion2it) = Me.tb_funktion2.Text
    End If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mod_benutzerdaten.xml><?xml version="1.0" encoding="utf-8"?>
<!DOCTYPE module  PUBLIC '-//OpenOffice.org//DTD OfficeDocument 1.0//EN'  'module.dtd'>
<script:module xmlns:script="http://openoffice.org/2000/script" script:name="mod_benutzerdaten" script:language="StarBasic" script:moduleType="normal">Rem Attribute VBA_ModuleType=VBAModule
Option VBASupport 1
' --------------------------
' Daten in Eingabemasken speichern und wieder herstellen
' --------------------------

Public UserFile As String
 
' Anzahl gespeicherter Einträge
Public Const DataCount = 14
 
' Arrays für Daten und Beziechnung
Public UserData(1 To DataCount) As String
Public UserDataNames(1 To DataCount) As String
 
' Konstanten für einfacheren Zugriff
Public Const mvSprache = 1
Public Const mvInitialen = 2
Public Const mvName1 = 3
Public Const mvFunktion1en = 4
Public Const mvFunktion1fr = 5
Public Const mvFunktion1de = 6
Public Const mvFunktion1it = 7
Public Const mvName2 = 8
Public Const mvFunktion2en = 9
Public Const mvFunktion2fr = 10
Public Const mvFunktion2de = 11
Public Const mvFunktion2it = 12
Public Const mvTelefon = 13
Public Const mvEmail = 14

 
Sub initMyData(dummy)
 
    ' Grundeinstellungen
    UserPath = Options.DefaultFilePath(Path:=wdUserTemplatesPath) &amp; Application.PathSeparator
    UserFile = UserPath &amp; "word_cscs.txt"
 
    ' Bezeichnungen der einzelnen Daten
    UserDataNames(mvSprache) = "Language"
    UserDataNames(mvInitialen) = "Initials"
    UserDataNames(mvName1) = "Name1"
    UserDataNames(mvFunktion1en) = "Function1en"
    UserDataNames(mvFunktion1fr) = "Function1fr"
    UserDataNames(mvFunktion1de) = "Function1de"
    UserDataNames(mvFunktion1it) = "Function1it"
    UserDataNames(mvName2) = "Name2"
    UserDataNames(mvFunktion2en) = "Function2en"
    UserDataNames(mvFunktion2fr) = "Function2fr"
    UserDataNames(mvFunktion2de) = "Function2de"
    UserDataNames(mvFunktion2it) = "Function2it"
    UserDataNames(mvTelefon) = "Phone"
    UserDataNames(mvEmail) = "Email"
 
End Sub
 
Sub readUserFile(dummy)
 
    ' bestehende Daten loeschen
    For i = 1 To DataCount
        UserData(i) = ""
    Next i
 
    ' Datei oeffnen
    On Error Resume Next
    Open UserFile For Input As #1
    If Err.Number &lt;&gt; 0 Then
        ' keine Daten gefunden
        Exit Sub
    End If
    On Error GoTo 0
 
    ' Daten auslesen
    Do While Not EOF(1)
        Line Input #1, TempData
        TempSplit = Split(TempData, "=")
 
        ' prüfen ob die Zeile korrekte Daten enthält
        If UBound(TempSplit) = 0 Then
            MsgBox ("Falsches Dateiformat!")
            Exit Sub
        End If
 
        ' Leerzeichen vorn/hinten entfernen
        TempSplit(0) = Trim(TempSplit(0))
        TempSplit(1) = Trim(TempSplit(1))
 
        ' prüfen ob Daten bekannt sind
        TempID = getDataID(TempSplit(0))
 
        If TempID &lt;&gt; 0 Then UserData(TempID) = Replace(TempSplit(1), "~1~", "=")
 
    Loop
 
    ' Datei schliessen
    Close #1
 
End Sub
 
Sub writeUserFile(dummy)
 
    ' Kontakt anlegen (alte Datei wird überschrieben/gelöscht)
    Open UserFile For Output As #1
 
    ' Daten schreiben
    For i = 1 To DataCount
 
        If UserData(i) &lt;&gt; "" Then
            TempData = UserDataNames(i) &amp; " = " &amp; Replace(UserData(i), "=", "~1~")
            Print #1, TempData
        End If
    Next i
 
    ' Datei schliessen
    Close #1
 
End Sub
 
 
Function getDataID(TempData)
 
    ' Grundsaetzlich von ID 0 ausgehen
    TempID = 0
 
    ' bekannten namen durchlaufen und vergleichen
    For i = 1 To DataCount
        If UserDataNames(i) = TempData Then
            TempID = i
            Exit For
        End If
    Next i
 
    ' Resultat zuruecksenden
    getDataID = TempID
 
End Function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AutoNew"/>
  <library:element library:name="F_absender"/>
  <library:element library:name="ThisDocument"/>
  <library:element library:name="mod_benutzerdaten"/>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

<file path=Dialogs/Project/F_absender.xml><?xml version="1.0" encoding="utf-8"?>
<!DOCTYPE window  PUBLIC '-//OpenOffice.org//DTD OfficeDocument 1.0//EN'  'dialog.dtd'>
<dlg:window xmlns:dlg="http://openoffice.org/2000/dialog" xmlns:script="http://openoffice.org/2000/script" dlg:style-id="4" dlg:id="F_absender" dlg:left="0" dlg:top="0" dlg:width="269" dlg:height="146" dlg:closeable="true" dlg:moveable="true" dlg:title="Sender information">
  <dlg:styles>
    <dlg:style dlg:style-id="0" dlg:background-color="0xece9d8" dlg:text-color="0x0" dlg:font-name="Tahoma" dlg:font-height="8" dlg:font-charset="ansi" dlg:font-weight="100"/>
    <dlg:style dlg:style-id="1" dlg:background-color="0xffffff" dlg:text-color="0x0" dlg:font-name="Tahoma" dlg:font-height="8" dlg:font-charset="ansi" dlg:font-weight="100"/>
    <dlg:style dlg:style-id="2" dlg:text-color="0x0" dlg:font-height="8" dlg:font-weight="100"/>
    <dlg:style dlg:style-id="3" dlg:background-color="0xece9d8" dlg:text-color="0x0" dlg:font-height="8" dlg:font-weight="100"/>
    <dlg:style dlg:style-id="4" dlg:background-color="0xece9d8"/>
  </dlg:styles>
  <dlg:bulletinboard>
    <dlg:text dlg:style-id="0" dlg:id="Label1" dlg:tab-index="0" dlg:left="7" dlg:top="74" dlg:width="40" dlg:height="11" dlg:value="Initials" dlg:valign="top" dlg:multiline="true" dlg:tabstop="false"/>
    <dlg:textfield dlg:style-id="1" dlg:id="tb_initialen" dlg:tab-index="1" dlg:left="50" dlg:top="72" dlg:width="77" dlg:height="11" dlg:tabstop="true"/>
    <dlg:text dlg:style-id="0" dlg:id="Label2" dlg:tab-index="2" dlg:left="7" dlg:top="89" dlg:width="40" dlg:height="11" dlg:value="Name" dlg:valign="top" dlg:multiline="true" dlg:tabstop="false"/>
    <dlg:textfield dlg:style-id="1" dlg:id="tb_name1" dlg:tab-index="3" dlg:left="50" dlg:top="87" dlg:width="77" dlg:height="11" dlg:tabstop="true"/>
    <dlg:text dlg:style-id="0" dlg:id="Label3" dlg:tab-index="4" dlg:left="7" dlg:top="104" dlg:width="40" dlg:height="11" dlg:value="Function/Title" dlg:valign="top" dlg:multiline="true" dlg:tabstop="false"/>
    <dlg:textfield dlg:style-id="1" dlg:id="tb_funktion1" dlg:tab-index="5" dlg:left="50" dlg:top="102" dlg:width="77" dlg:height="11" dlg:tabstop="true"/>
    <dlg:textfield dlg:style-id="1" dlg:id="tb_name2" dlg:tab-index="6" dlg:left="187" dlg:top="87" dlg:width="77" dlg:height="11" dlg:tabstop="true"/>
    <dlg:textfield dlg:style-id="1" dlg:id="tb_funktion2" dlg:tab-index="7" dlg:left="187" dlg:top="102" dlg:width="77" dlg:height="11" dlg:tabstop="true"/>
    <dlg:button dlg:style-id="0" dlg:id="b_ok" dlg:tab-index="8" dlg:left="223" dlg:top="124" dlg:width="40" dlg:height="15" dlg:tabstop="true" dlg:value="OK" dlg:valign="center" dlg:image-position="top-center"/>
    <dlg:button dlg:style-id="0" dlg:id="b_cancel" dlg:tab-index="9" dlg:left="7" dlg:top="124" dlg:width="40" dlg:height="15" dlg:tabstop="true" dlg:value="Cancel" dlg:valign="center" dlg:image-position="top-center"/>
    <dlg:text dlg:style-id="0" dlg:id="Label4" dlg:tab-index="10" dlg:left="143" dlg:top="89" dlg:width="40" dlg:height="11" dlg:value="Name" dlg:valign="top" dlg:multiline="true" dlg:tabstop="false"/>
    <dlg:text dlg:style-id="0" dlg:id="Label5" dlg:tab-index="11" dlg:left="143" dlg:top="104" dlg:width="40" dlg:height="11" dlg:value="Function/Title" dlg:valign="top" dlg:multiline="true" dlg:tabstop="false"/>
    <dlg:frame dlg:style-id="2" dlg:id="Frame1" dlg:tab-index="12" dlg:left="7" dlg:top="8" dlg:width="257" dlg:height="56">
      <dlg:title dlg:value="Language"/>
      <dlg:bulletinboard>
        <dlg:radiogroup>
          <dlg:radio dlg:style-id="3" dlg:control-implementation="stardiv.one.form.component.RadioButton" dlg:id="rb_1" dlg:tab-index="0" dlg:left="7" dlg:top="4" dlg:width="37" dlg:height="11" dlg:tabstop="true" dlg:value="English" dlg:valign="center" dlg:image-position="top-center" dlg:multiline="true" dlg:checked="true"/>
          <dlg:radio dlg:style-id="3" dlg:control-implementation="stardiv.one.form.component.RadioButton" dlg:id="rb_2" dlg:tab-index="1" dlg:left="7" dlg:top="15" dlg:width="37" dlg:height="11" dlg:tabstop="true" dlg:value="French" dlg:valign="center" dlg:image-position="top-center" dlg:multiline="true"/>
          <dlg:radio dlg:style-id="3" dlg:control-implementation="stardiv.one.form.component.RadioButton" dlg:id="rb_3" dlg:tab-index="2" dlg:left="7" dlg:top="26" dlg:width="37" dlg:height="11" dlg:tabstop="true" dlg:value="German" dlg:valign="center" dlg:image-position="top-center" dlg:multiline="true"/>
          <dlg:radio dlg:style-id="3" dlg:control-implementation="stardiv.one.form.component.RadioButton" dlg:id="rb_4" dlg:tab-index="3" dlg:left="7" dlg:top="38" dlg:width="37" dlg:height="11" dlg:tabstop="true" dlg:value="Italian" dlg:valign="center" dlg:image-position="top-center" dlg:multiline="true"/>
        </dlg:radiogroup>
      </dlg:bulletinboard>
    </dlg:frame>
  </dlg:bulletinboard>
</dlg:window>
</file>

<file path=Dialogs/Project/dialog-lb.xml><?xml version="1.0" encoding="utf-8"?>
<!DOCTYPE library  PUBLIC '-//OpenOffice.org//DTD OfficeDocument 1.0//EN'  'library.dtd'>
<library:library xmlns:library="http://openoffice.org/2000/library" library:name="Project" library:readonly="false" library:passwordprotected="false">
  <library:element library:name="F_absender"/>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